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iri Quran" svg:font-family="'Amiri Quran'" style:font-pitch="variable"/>
    <style:font-face style:name="Arial" svg:font-family="Arial" style:font-family-generic="swiss" style:font-pitch="variable"/>
    <style:font-face style:name="Bahnschrift SemiLight" svg:font-family="'Bahnschrift SemiLight'" style:font-family-generic="swiss" style:font-pitch="variable"/>
    <style:font-face style:name="Cascadia Code Light" svg:font-family="'Cascadia Code Light'" style:font-family-generic="modern" style:font-pitch="fixed"/>
    <style:font-face style:name="Cascadia Code SemiBold" svg:font-family="'Cascadia Code SemiBold'" style:font-family-generic="modern" style:font-pitch="fixed"/>
    <style:font-face style:name="Code" svg:font-family="Cod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fo:font-size="18pt" style:text-underline-style="none" fo:font-weight="normal" officeooo:rsid="00230a92" officeooo:paragraph-rsid="00230a92" style:font-size-asian="15.75pt" style:font-weight-asian="normal" style:font-size-complex="18pt" style:font-weight-complex="normal"/>
    </style:style>
    <style:style style:name="P2" style:family="paragraph" style:parent-style-name="Standard">
      <style:text-properties fo:color="#1c1c1c" loext:opacity="100%" style:font-name="Bahnschrift SemiLight" fo:font-size="18pt" style:text-underline-style="solid" style:text-underline-width="auto" style:text-underline-color="font-color" fo:font-weight="bold" officeooo:rsid="001b04a4" officeooo:paragraph-rsid="001b04a4" style:font-size-asian="15.75pt" style:font-weight-asian="bold" style:font-size-complex="18pt" style:font-weight-complex="bold"/>
    </style:style>
    <style:style style:name="P3" style:family="paragraph" style:parent-style-name="Standard">
      <style:text-properties fo:color="#1c1c1c" loext:opacity="100%" style:font-name="Bahnschrift SemiLight" fo:font-size="20pt" style:text-underline-style="solid" style:text-underline-width="auto" style:text-underline-color="font-color" fo:font-weight="bold" officeooo:rsid="00149eea" officeooo:paragraph-rsid="00149eea" style:font-size-asian="20pt" style:font-weight-asian="bold" style:font-size-complex="20pt" style:font-weight-complex="bold"/>
    </style:style>
    <style:style style:name="P4" style:family="paragraph" style:parent-style-name="Standard">
      <style:text-properties fo:color="#1c1c1c" loext:opacity="100%" style:font-name="Bahnschrift SemiLight" fo:font-size="16pt" style:text-underline-style="solid" style:text-underline-width="auto" style:text-underline-color="font-color" fo:font-weight="bold" officeooo:rsid="001b04a4" officeooo:paragraph-rsid="001b04a4" style:font-size-asian="16pt" style:font-weight-asian="bold" style:font-size-complex="16pt" style:font-weight-complex="bold"/>
    </style:style>
    <style:style style:name="P5" style:family="paragraph" style:parent-style-name="Standard">
      <style:text-properties fo:color="#1c1c1c" loext:opacity="100%" style:font-name="Bahnschrift SemiLight" fo:font-size="16pt" style:text-underline-style="solid" style:text-underline-width="auto" style:text-underline-color="font-color" fo:font-weight="bold" officeooo:rsid="001fe968" officeooo:paragraph-rsid="001fe968" style:font-size-asian="16pt" style:font-weight-asian="bold" style:font-size-complex="16pt" style:font-weight-complex="bold"/>
    </style:style>
    <style:style style:name="P6" style:family="paragraph" style:parent-style-name="Standard">
      <style:text-properties fo:color="#000000" loext:opacity="100%" fo:font-size="18pt" style:text-underline-style="none" fo:font-weight="normal" officeooo:rsid="002033bf" officeooo:paragraph-rsid="002033bf" style:font-size-asian="15.75pt" style:font-weight-asian="normal" style:font-size-complex="18pt" style:font-weight-complex="normal"/>
    </style:style>
    <style:style style:name="P7" style:family="paragraph" style:parent-style-name="Standard">
      <style:text-properties fo:color="#000000" loext:opacity="100%" style:font-name="Bahnschrift SemiLight" fo:font-size="16pt" style:text-underline-style="none" fo:font-weight="normal" officeooo:rsid="001fe968" officeooo:paragraph-rsid="001fe968" style:font-size-asian="16pt" style:font-weight-asian="normal" style:font-size-complex="16pt" style:font-weight-complex="normal"/>
    </style:style>
    <style:style style:name="P8" style:family="paragraph" style:parent-style-name="Standard">
      <style:text-properties fo:color="#000000" loext:opacity="100%" style:font-name="Bahnschrift SemiLight" fo:font-size="16pt" style:text-underline-style="none" fo:font-weight="normal" officeooo:rsid="002033bf" officeooo:paragraph-rsid="00285ec3" style:font-size-asian="16pt" style:font-weight-asian="normal" style:font-size-complex="16pt" style:font-weight-complex="normal"/>
    </style:style>
    <style:style style:name="P9" style:family="paragraph" style:parent-style-name="Standard">
      <style:text-properties fo:color="#000000" loext:opacity="100%" style:font-name="Bahnschrift SemiLight" fo:font-size="16pt" style:text-underline-style="none" fo:font-weight="normal" officeooo:rsid="002033bf" officeooo:paragraph-rsid="002033bf" style:font-size-asian="16pt" style:font-weight-asian="normal" style:font-size-complex="16pt" style:font-weight-complex="normal"/>
    </style:style>
    <style:style style:name="P10" style:family="paragraph" style:parent-style-name="Standard">
      <style:text-properties fo:color="#000000" loext:opacity="100%" style:font-name="Bahnschrift SemiLight" fo:font-size="16pt" style:text-underline-style="none" fo:font-weight="normal" officeooo:rsid="001b04a4" officeooo:paragraph-rsid="001b04a4" style:font-size-asian="16pt" style:font-weight-asian="normal" style:font-size-complex="16pt" style:font-weight-complex="normal"/>
    </style:style>
    <style:style style:name="P11" style:family="paragraph" style:parent-style-name="Standard" style:list-style-name="L3">
      <style:text-properties fo:color="#000000" loext:opacity="100%" style:font-name="Bahnschrift SemiLight" fo:font-size="16pt" style:text-underline-style="none" fo:font-weight="normal" officeooo:rsid="001b04a4" officeooo:paragraph-rsid="002c5d22" style:font-size-asian="16pt" style:font-weight-asian="normal" style:font-size-complex="16pt" style:font-weight-complex="normal"/>
    </style:style>
    <style:style style:name="P12" style:family="paragraph" style:parent-style-name="Standard" style:list-style-name="L3">
      <style:text-properties fo:color="#000000" loext:opacity="100%" style:font-name="Bahnschrift SemiLight" fo:font-size="16pt" style:text-underline-style="none" fo:font-weight="normal" officeooo:rsid="001b04a4" officeooo:paragraph-rsid="001bb654" style:font-size-asian="16pt" style:font-weight-asian="normal" style:font-size-complex="16pt" style:font-weight-complex="normal"/>
    </style:style>
    <style:style style:name="P13" style:family="paragraph" style:parent-style-name="Standard">
      <style:text-properties fo:color="#2a6099" loext:opacity="100%" style:font-name="Bahnschrift SemiLight" fo:font-size="18pt" style:text-underline-style="solid" style:text-underline-width="auto" style:text-underline-color="font-color" fo:font-weight="bold" officeooo:rsid="0013dc76" officeooo:paragraph-rsid="0013dc76"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color="#2a6099" loext:opacity="100%" style:font-name="Bahnschrift SemiLight" fo:font-size="26pt" style:text-underline-style="solid" style:text-underline-width="auto" style:text-underline-color="font-color" officeooo:rsid="0013dc76" officeooo:paragraph-rsid="0013dc76" style:font-size-asian="26pt" style:font-size-complex="26pt"/>
    </style:style>
    <style:style style:name="P15" style:family="paragraph" style:parent-style-name="Standard">
      <style:text-properties style:font-name="Bahnschrift SemiLight" fo:font-size="18pt" officeooo:rsid="0013dc76" officeooo:paragraph-rsid="0013dc76" style:font-size-asian="15.75pt" style:font-size-complex="18pt"/>
    </style:style>
    <style:style style:name="P16" style:family="paragraph" style:parent-style-name="Standard">
      <style:text-properties style:font-name="Bahnschrift SemiLight" fo:font-size="18pt" officeooo:rsid="00149eea" officeooo:paragraph-rsid="00149eea" style:font-size-asian="15.75pt" style:font-size-complex="18pt"/>
    </style:style>
    <style:style style:name="P17" style:family="paragraph" style:parent-style-name="Standard">
      <style:text-properties style:font-name="Bahnschrift SemiLight" fo:font-size="18pt" fo:font-weight="normal" officeooo:rsid="0013dc76" officeooo:paragraph-rsid="0013dc76" style:font-size-asian="15.75pt" style:font-weight-asian="normal" style:font-size-complex="18pt" style:font-weight-complex="normal"/>
    </style:style>
    <style:style style:name="P18" style:family="paragraph" style:parent-style-name="Standard" style:list-style-name="L2">
      <style:text-properties style:font-name="Bahnschrift SemiLight" fo:font-size="16pt" officeooo:rsid="0013dc76" officeooo:paragraph-rsid="0013dc76" style:font-size-asian="16pt" style:font-size-complex="16pt"/>
    </style:style>
    <style:style style:name="P19" style:family="paragraph" style:parent-style-name="Standard" style:list-style-name="L2">
      <style:text-properties style:font-name="Bahnschrift SemiLight" fo:font-size="16pt" officeooo:rsid="001654b9" officeooo:paragraph-rsid="001654b9" style:font-size-asian="16pt" style:font-size-complex="16pt"/>
    </style:style>
    <style:style style:name="P20" style:family="paragraph" style:parent-style-name="Text_20_body">
      <style:text-properties style:font-name="Bahnschrift SemiLight" fo:font-size="18pt" officeooo:paragraph-rsid="002c2c89" style:font-size-asian="18pt" style:font-size-complex="18pt"/>
    </style:style>
    <style:style style:name="P21" style:family="paragraph" style:parent-style-name="Text_20_body">
      <style:text-properties style:font-name="Bahnschrift SemiLight" fo:font-size="16pt" officeooo:rsid="00285ec3" officeooo:paragraph-rsid="002c2c89" style:font-size-asian="16pt" style:font-size-complex="16pt"/>
    </style:style>
    <style:style style:name="P22" style:family="paragraph" style:parent-style-name="Text_20_body">
      <style:text-properties style:font-name="Bahnschrift SemiLight" fo:font-size="15pt" style:font-size-asian="15pt" style:font-size-complex="15pt"/>
    </style:style>
    <style:style style:name="P23" style:family="paragraph" style:parent-style-name="Text_20_body">
      <style:text-properties style:font-name="Bahnschrift SemiLight" fo:font-size="15pt" officeooo:paragraph-rsid="002c2c89" style:font-size-asian="15pt" style:font-size-complex="15pt"/>
    </style:style>
    <style:style style:name="T1" style:family="text">
      <style:text-properties officeooo:rsid="001654b9"/>
    </style:style>
    <style:style style:name="T2" style:family="text">
      <style:text-properties officeooo:rsid="001bb654"/>
    </style:style>
    <style:style style:name="T3" style:family="text">
      <style:text-properties officeooo:rsid="00276b50"/>
    </style:style>
    <style:style style:name="T4" style:family="text">
      <style:text-properties officeooo:rsid="00285ec3"/>
    </style:style>
    <style:style style:name="T5" style:family="text">
      <style:text-properties fo:font-size="16pt"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officeooo:rsid="002afaf2"/>
    </style:style>
    <style:style style:name="T8" style:family="text">
      <style:text-properties style:font-name="Bahnschrift SemiLight"/>
    </style:style>
    <style:style style:name="T9" style:family="text">
      <style:text-properties style:font-name="Bahnschrift SemiLight" fo:font-size="16pt" style:font-size-asian="16pt" style:font-size-complex="16pt"/>
    </style:style>
    <style:style style:name="T10" style:family="text">
      <style:text-properties fo:font-weight="normal" style:font-weight-asian="normal" style:font-weight-complex="normal"/>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18pt" officeooo:rsid="00276b50" style:font-size-asian="15.75pt" style:font-size-complex="18pt"/>
    </style:style>
    <style:style style:name="T13" style:family="text">
      <style:text-properties fo:font-size="18pt" officeooo:rsid="001654b9" style:font-size-asian="15.75pt" style:font-size-complex="18pt"/>
    </style:style>
    <style:style style:name="T14" style:family="text">
      <style:text-properties fo:font-size="15pt" style:font-size-asian="15pt" style:font-size-complex="15pt"/>
    </style:style>
    <style:style style:name="T15" style:family="text">
      <style:text-properties officeooo:rsid="002c2c89"/>
    </style:style>
    <style:style style:name="T16" style:family="text">
      <style:text-properties officeooo:rsid="002c5d22"/>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hier des charges :</text:p>
      <text:p text:style-name="P15"/>
      <text:p text:style-name="P16"><text:span text:style-name="Strong_20_Emphasis"><text:span text:style-name="T6">Nom du projet</text:span></text:span><text:span text:style-name="T6"> </text:span><text:span text:style-name="T5">: Ninja Game<text:line-break/></text:span><text:span text:style-name="Strong_20_Emphasis"><text:span text:style-name="T6">Produit par</text:span></text:span><text:span text:style-name="T6"> : Prépoint Mattéo, Maia Théo </text:span><text:span text:style-name="T10"><text:s/></text:span></text:p>
      <text:p text:style-name="P17"/>
      <text:p text:style-name="P3">Présentation :</text:p>
      <text:p text:style-name="P13"/>
      <text:p text:style-name="P21"><text:span text:style-name="Strong_20_Emphasis"><text:span text:style-name="T11">Objectif</text:span></text:span><text:span text:style-name="T11"> :</text:span><text:line-break/></text:p>
      <text:p text:style-name="P21"><text:span text:style-name="T14">Créer un jeu de plateforme dans lequel notre personnage doit atteindre la fin du niveau en atteignant un drapeau ou un autre objectif. Le niveau ou les niveaux (en fonction de nos capacités et du temps de travail) seront composés d’ennemis qu’il sera possible d’éliminer en leur infligeant des dégâts. Le joueur pourra également subir des attaques, mourir et perdre.</text:span></text:p>
      <text:p text:style-name="P22">Le niveau sera composé de plateformes de différentes tailles. De plus, l’ensemble des entités seront soumises à une gravité normale. Le fond sera un parallaxe, ce qui donnera l’impression de mouvement du joueur, bien qu’il soit en réalité statique.</text:p>
      <text:p text:style-name="P22">Le joueur sera animé lorsqu’il saute ou se déplace. D’autres animations pourront être ajoutées <text:span text:style-name="T7">par la suite</text:span>.</text:p>
      <text:p text:style-name="P23">Chaque classe sera codée dans un fichier différent pour une meilleure lisibilité et ergonomie. Les fichiers seront connectés entre eux grâce à des imports. </text:p>
      <text:p text:style-name="P23"><text:span text:style-name="T15">La majeur partie du code est expliqué par les hashtags qui ce trouvent à côté.</text:span></text:p>
      <text:p text:style-name="P23">Rien n’est encore terminé , plein d autre chose arriveront par la suite, tous comme des modifications sur des choses actuel. </text:p>
      <text:p text:style-name="P20"/>
      <text:p text:style-name="P20"/>
      <text:p text:style-name="P20"><text:soft-page-break/><text:span text:style-name="T15">P</text:span><text:span text:style-name="T3">our le moment le joueur peut</text:span><text:span text:style-name="T1">:</text:span></text:p>
      <text:list xml:id="list3955667658" text:style-name="L2">
        <text:list-item>
          <text:p text:style-name="P19"><text:span text:style-name="T3">sauter (fleche du haut)</text:span></text:p>
        </text:list-item>
        <text:list-item>
          <text:p text:style-name="P19">Lancer des <text:span text:style-name="T3">shurikens <text:s/>(espace)</text:span></text:p>
        </text:list-item>
        <text:list-item>
          <text:p text:style-name="P18"><text:span text:style-name="T1">Se déplacer de gauche a droite </text:span><text:span text:style-name="T3">(fleche gauche/droite</text:span><text:span text:style-name="T7">)</text:span></text:p>
        </text:list-item>
      </text:list>
      <text:p text:style-name="P2"/>
      <text:p text:style-name="P4">Priorité :</text:p>
      <text:p text:style-name="P10"/>
      <text:list xml:id="list1940838502" text:style-name="L3">
        <text:list-item>
          <text:p text:style-name="P12">Class Joueur</text:p>
        </text:list-item>
        <text:list-item>
          <text:p text:style-name="P12">Class Ennemi</text:p>
        </text:list-item>
        <text:list-item>
          <text:p text:style-name="P11">Collisions <text:span text:style-name="T2">2</text:span></text:p>
        </text:list-item>
        <text:list-item>
          <text:p text:style-name="P11">Class plateforme <text:span text:style-name="T2">2</text:span></text:p>
        </text:list-item>
        <text:list-item>
          <text:p text:style-name="P11">Aspect graphique - image </text:p>
        </text:list-item>
        <text:list-item>
          <text:p text:style-name="P11">Aspect graphique - animations </text:p>
        </text:list-item>
        <text:list-item>
          <text:p text:style-name="P11">Créer les niveaux </text:p>
        </text:list-item>
      </text:list>
      <text:p text:style-name="P5"/>
      <text:p text:style-name="P5">Documentation :</text:p>
      <text:p text:style-name="P5"/>
      <text:p text:style-name="P7">- <text:span text:style-name="T4">Main, ce qui correspond a la boucle principale</text:span></text:p>
      <text:p text:style-name="P7"/>
      <text:p text:style-name="P8">- Class Game, <text:span text:style-name="T4">class qui fait toutes les instance des autres class, c est comme la class principale</text:span></text:p>
      <text:p text:style-name="P7"/>
      <text:p text:style-name="P8">- Class Player, <text:span text:style-name="T4">class </text:span>qui permet de gérer tous ce qui a un lien avec le <text:span text:style-name="T4">joueur</text:span> que l’on contrôle.</text:p>
      <text:p text:style-name="P7"/>
      <text:p text:style-name="P8">- Class Shuriken, de lancer des shuriken avec le personnage. </text:p>
      <text:p text:style-name="P7"/>
      <text:p text:style-name="P7">- Class Background, une class qui permet <text:span text:style-name="T4">gere le fond en parralax</text:span></text:p>
      <text:p text:style-name="P9"/>
      <text:p text:style-name="P9">- Class Ennemi, qui permet de gérer tous ce qui a un lien avec les ennemis.</text:p>
      <text:p text:style-name="P9"/>
      <text:p text:style-name="P9">- Class Plateform, permet de gerer plus facilement les collision entre les joueurs et les plateformes, mais aussi entre les ennemis et les plateformes. </text:p>
      <text:p text:style-name="P6"/>
      <text:p text:style-name="P1"><text:soft-page-break/></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iri Quran" svg:font-family="'Amiri Quran'" style:font-pitch="variable"/>
    <style:font-face style:name="Arial" svg:font-family="Arial" style:font-family-generic="swiss" style:font-pitch="variable"/>
    <style:font-face style:name="Bahnschrift SemiLight" svg:font-family="'Bahnschrift SemiLight'" style:font-family-generic="swiss" style:font-pitch="variable"/>
    <style:font-face style:name="Cascadia Code Light" svg:font-family="'Cascadia Code Light'" style:font-family-generic="modern" style:font-pitch="fixed"/>
    <style:font-face style:name="Cascadia Code SemiBold" svg:font-family="'Cascadia Code SemiBold'" style:font-family-generic="modern" style:font-pitch="fixed"/>
    <style:font-face style:name="Code" svg:font-family="Cod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26T12:47:36.518000000</meta:creation-date>
    <dc:date>2025-01-02T23:43:33.021000000</dc:date>
    <meta:editing-duration>PT55M20S</meta:editing-duration>
    <meta:editing-cycles>11</meta:editing-cycles>
    <meta:generator>LibreOffice/7.2.3.2$Windows_X86_64 LibreOffice_project/d166454616c1632304285822f9c83ce2e660fd92</meta:generator>
    <meta:document-statistic meta:table-count="0" meta:image-count="0" meta:object-count="0" meta:page-count="3" meta:paragraph-count="30" meta:word-count="362" meta:character-count="2096" meta:non-whitespace-character-count="1763"/>
  </office:meta>
</office:document-meta>
</file>